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ecadmin.net/best-linux-desktop-distributions/" text:style-name="Internet_20_link" text:visited-style-name="Visited_20_Internet_20_Link">https://tecadmin.net/best-linux-desktop-distributions/</text:a></text:p>
      <text:p text:style-name="Standard"/>
      <text:p text:style-name="Standard"><text:a xlink:type="simple" xlink:href="https://tecadmin.net/best-linux-server-distributions/" text:style-name="Internet_20_link" text:visited-style-name="Visited_20_Internet_20_Link">https://tecadmin.net/best-linux-server-distributions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3:44:11.685491199</meta:creation-date>
    <dc:date>2022-02-02T13:45:24.589591687</dc:date>
    <meta:editing-duration>PT1M12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" meta:word-count="2" meta:character-count="107" meta:non-whitespace-character-count="107"/>
  </office:meta>
</office:document-meta>
</file>